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fo:font-weight="bold" officeooo:rsid="0021befd" officeooo:paragraph-rsid="0021bef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9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2">3</text:span>L<text:span text:style-name="T2">3</text:span> German</text:p>
      <text:p text:style-name="P1"/>
      <text:p text:style-name="P1"/>
      <text:p text:style-name="P3">Names of Seasons</text:p>
      <text:p text:style-name="P3"/>
      <text:p text:style-name="P3"><text:tab/>Der Herbst : <text:span text:style-name="T1">Autumn</text:span></text:p>
      <text:p text:style-name="P3"><text:span text:style-name="T1"><text:tab/></text:span>Der Fr[u]hling : <text:span text:style-name="T1">Spring</text:span></text:p>
      <text:p text:style-name="P3"><text:span text:style-name="T1"><text:tab/></text:span>Der Sommer : <text:span text:style-name="T1">Summer</text:span></text:p>
      <text:p text:style-name="P3"><text:span text:style-name="T1"><text:tab/></text:span>Der Winter : <text:span text:style-name="T1">Winter</text:span></text:p>
      <text:p text:style-name="P3"/>
      <text:p text:style-name="P3">..</text:p>
      <text:p text:style-name="P3"/>
      <text:p text:style-name="P3">German Poetry (graded speaking)</text:p>
      <text:p text:style-name="P3"/>
      <text:p text:style-name="P3">German:</text:p>
      <text:p text:style-name="P3"><text:tab/><text:span text:style-name="T1">Es war eine Mutter,</text:span></text:p>
      <text:p text:style-name="P3"><text:span text:style-name="T1"><text:tab/>die hatte vier Kinder,</text:span></text:p>
      <text:p text:style-name="P3"><text:span text:style-name="T1"><text:tab/>den Fr[u]hling, den</text:span></text:p>
      <text:p text:style-name="P3"><text:span text:style-name="T1"><text:tab/>Sommer,</text:span></text:p>
      <text:p text:style-name="P3"><text:span text:style-name="T1"><text:tab/>den Herbst und den</text:span></text:p>
      <text:p text:style-name="P3"><text:span text:style-name="T1"><text:tab/>Winter.</text:span></text:p>
      <text:p text:style-name="P3"><text:span text:style-name="T1"/></text:p>
      <text:p text:style-name="P3"><text:span text:style-name="T1"><text:tab/>Der Fr[u]hling bringt</text:span></text:p>
      <text:p text:style-name="P3"><text:span text:style-name="T1"><text:tab/>Blumen,</text:span></text:p>
      <text:p text:style-name="P3"><text:span text:style-name="T1"><text:tab/>der Sommer den Klee,</text:span></text:p>
      <text:p text:style-name="P3"><text:span text:style-name="T1"><text:tab/>der Herbst, der bringt</text:span></text:p>
      <text:p text:style-name="P3"><text:span text:style-name="T1"><text:tab/>Trauben,</text:span></text:p>
      <text:p text:style-name="P3"><text:span text:style-name="T1"><text:tab/>der Winter den Schnee.</text:span></text:p>
      <text:p text:style-name="P3"><text:span text:style-name="T1"/></text:p>
      <text:p text:style-name="P3">English:</text:p>
      <text:p text:style-name="P3"><text:tab/><text:span text:style-name="T1">There once was a mother</text:span></text:p>
      <text:p text:style-name="P3"><text:span text:style-name="T1"><text:tab/>who had four children,</text:span></text:p>
      <text:p text:style-name="P3"><text:span text:style-name="T1"><text:tab/>the springtime, the</text:span></text:p>
      <text:p text:style-name="P3"><text:span text:style-name="T1"><text:tab/>summer,</text:span></text:p>
      <text:p text:style-name="P3"><text:span text:style-name="T1"><text:tab/>the fall and the winter.</text:span></text:p>
      <text:p text:style-name="P3"><text:span text:style-name="T1"/></text:p>
      <text:p text:style-name="P3"><text:span text:style-name="T1"><text:tab/>The springtime brings</text:span></text:p>
      <text:p text:style-name="P3"><text:span text:style-name="T1"><text:tab/>flowers,</text:span></text:p>
      <text:p text:style-name="P3"><text:span text:style-name="T1"><text:tab/>the summer the clover,</text:span></text:p>
      <text:p text:style-name="P3"><text:span text:style-name="T1"><text:tab/>the fall, it brings grapes</text:span></text:p>
      <text:p text:style-name="P3"><text:span text:style-name="T1"><text:tab/>the winter the snow.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5-12-30T15:43:41.891158700</dc:date>
    <meta:editing-duration>PT54M2S</meta:editing-duration>
    <meta:editing-cycles>11</meta:editing-cycles>
    <meta:generator>LibreOffice/4.4.5.2$Linux_X86_64 LibreOffice_project/40$Build-2</meta:generator>
    <meta:document-statistic meta:table-count="0" meta:image-count="0" meta:object-count="0" meta:page-count="1" meta:paragraph-count="33" meta:word-count="98" meta:character-count="567" meta:non-whitespace-character-count="476"/>
  </office:meta>
</office:document-meta>
</file>